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rsid="003e89eb" officeooo:paragraph-rsid="0065a114"/>
    </style:style>
    <style:style style:name="P19" style:family="paragraph" style:parent-style-name="Text_20_body">
      <style:text-properties officeooo:rsid="003f73f3" officeooo:paragraph-rsid="0065a114"/>
    </style:style>
    <style:style style:name="P20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21" style:family="paragraph" style:parent-style-name="Text_20_body">
      <style:text-properties officeooo:rsid="0040c35b" officeooo:paragraph-rsid="0065a114"/>
    </style:style>
    <style:style style:name="P22" style:family="paragraph" style:parent-style-name="Text_20_body">
      <style:text-properties officeooo:rsid="0041a648" officeooo:paragraph-rsid="0065a114"/>
    </style:style>
    <style:style style:name="P23" style:family="paragraph" style:parent-style-name="Text_20_body">
      <style:text-properties officeooo:rsid="0042a961" officeooo:paragraph-rsid="0065a114"/>
    </style:style>
    <style:style style:name="P24" style:family="paragraph" style:parent-style-name="Text_20_body">
      <style:text-properties officeooo:rsid="0045b105" officeooo:paragraph-rsid="0065a114"/>
    </style:style>
    <style:style style:name="P25" style:family="paragraph" style:parent-style-name="Text_20_body">
      <style:text-properties officeooo:rsid="005503ad" officeooo:paragraph-rsid="0065a114"/>
    </style:style>
    <style:style style:name="P26" style:family="paragraph" style:parent-style-name="Text_20_body">
      <style:text-properties officeooo:rsid="0057be6f" officeooo:paragraph-rsid="0065a114"/>
    </style:style>
    <style:style style:name="P27" style:family="paragraph" style:parent-style-name="Text_20_body">
      <style:text-properties officeooo:rsid="0058ce03" officeooo:paragraph-rsid="0065a114"/>
    </style:style>
    <style:style style:name="P28" style:family="paragraph" style:parent-style-name="Text_20_body">
      <style:text-properties officeooo:rsid="005b1298" officeooo:paragraph-rsid="0065a114"/>
    </style:style>
    <style:style style:name="P29" style:family="paragraph" style:parent-style-name="Text_20_body">
      <style:text-properties officeooo:paragraph-rsid="0065a114"/>
    </style:style>
    <style:style style:name="P30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31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32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33" style:family="paragraph" style:parent-style-name="Preformatted_20_Text">
      <style:text-properties fo:color="#000000" style:font-name="DejaVu Sans Mono" officeooo:rsid="0042a961" officeooo:paragraph-rsid="0065a114"/>
    </style:style>
    <style:style style:name="P34" style:family="paragraph" style:parent-style-name="Preformatted_20_Text">
      <style:text-properties fo:color="#000000" style:font-name="DejaVu Sans Mono" officeooo:paragraph-rsid="0065a114" fo:background-color="#f7faff"/>
    </style:style>
    <style:style style:name="P35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37" style:family="paragraph" style:parent-style-name="Preformatted_20_Text">
      <style:text-properties fo:color="#000000" style:font-name="DejaVu Sans Mono" officeooo:paragraph-rsid="0065a114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39" style:family="paragraph" style:parent-style-name="Preformatted_20_Text">
      <style:text-properties fo:color="#000000" officeooo:paragraph-rsid="0065a114" fo:background-color="#f7faff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42" style:family="paragraph" style:parent-style-name="Preformatted_20_Text">
      <style:text-properties fo:color="#000000" officeooo:paragraph-rsid="0065a114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44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45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51" style:family="paragraph" style:parent-style-name="Preformatted_20_Text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1">
      <style:text-properties officeooo:rsid="003e89eb" officeooo:paragraph-rsid="0065a114"/>
    </style:style>
    <style:style style:name="P53" style:family="paragraph" style:parent-style-name="Heading_20_1" style:list-style-name="">
      <style:text-properties officeooo:paragraph-rsid="0065a114"/>
    </style:style>
    <style:style style:name="P54" style:family="paragraph" style:parent-style-name="Heading_20_1">
      <style:paragraph-properties fo:break-before="page"/>
      <style:text-properties officeooo:rsid="0045920f" officeooo:paragraph-rsid="0065a114"/>
    </style:style>
    <style:style style:name="P55" style:family="paragraph" style:parent-style-name="Heading_20_1">
      <style:paragraph-properties fo:break-before="page"/>
      <style:text-properties officeooo:rsid="004e8446" officeooo:paragraph-rsid="0065a114"/>
    </style:style>
    <style:style style:name="P56" style:family="paragraph" style:parent-style-name="Heading_20_1">
      <style:paragraph-properties fo:break-before="page"/>
      <style:text-properties officeooo:rsid="005503ad" officeooo:paragraph-rsid="0065a114"/>
    </style:style>
    <style:style style:name="P57" style:family="paragraph" style:parent-style-name="Heading_20_1">
      <style:paragraph-properties fo:break-before="page"/>
      <style:text-properties officeooo:rsid="0057be6f" officeooo:paragraph-rsid="0065a114"/>
    </style:style>
    <style:style style:name="P58" style:family="paragraph" style:parent-style-name="Heading_20_1">
      <style:paragraph-properties fo:break-before="page"/>
      <style:text-properties officeooo:rsid="005b1298" officeooo:paragraph-rsid="0065a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style:font-name="DejaVu Sans Mono" fo:font-weight="bold" fo:background-color="#f7faff" loext:char-shading-value="0"/>
    </style:style>
    <style:style style:name="T8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9" style:family="text">
      <style:text-properties fo:color="#660000" fo:background-color="#f7faff" loext:char-shading-value="0"/>
    </style:style>
    <style:style style:name="T10" style:family="text">
      <style:text-properties fo:color="#660000" style:font-name="DejaVu Sans Mono" fo:background-color="#f7faff" loext:char-shading-value="0"/>
    </style:style>
    <style:style style:name="T11" style:family="text">
      <style:text-properties fo:color="#660000" style:font-name="DejaVu Sans Mono" officeooo:rsid="00407eb7" fo:background-color="#f7faff" loext:char-shading-value="0"/>
    </style:style>
    <style:style style:name="T12" style:family="text">
      <style:text-properties officeooo:rsid="00021444"/>
    </style:style>
    <style:style style:name="T13" style:family="text">
      <style:text-properties fo:color="#0000ff" style:font-name="DejaVu Sans Mono" fo:background-color="#f7faff" loext:char-shading-value="0"/>
    </style:style>
    <style:style style:name="T14" style:family="text">
      <style:text-properties fo:color="#0000ff" fo:background-color="#f7faff" loext:char-shading-value="0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font-weight="bold" fo:background-color="#f7faff" loext:char-shading-value="0" style:font-weight-asian="bold" style:font-weight-complex="bold"/>
    </style:style>
    <style:style style:name="T17" style:family="text">
      <style:text-properties fo:color="#008000" style:font-name="DejaVu Sans Mono" fo:font-weight="bold" fo:background-color="#f7faff" loext:char-shading-value="0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background-color="#f7faff" loext:char-shading-value="0"/>
    </style:style>
    <style:style style:name="T20" style:family="text">
      <style:text-properties style:font-name="DejaVu Sans Mono" fo:font-style="italic" fo:background-color="#f7faff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#f7faff" loext:char-shading-value="0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808080" style:font-name="DejaVu Sans Mono" fo:font-style="italic" fo:background-color="#f7faff" loext:char-shading-value="0"/>
    </style:style>
    <style:style style:name="T26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27" style:family="text">
      <style:text-properties fo:color="#808080" style:font-name="DejaVu Sans Mono" fo:font-style="italic" officeooo:rsid="00407eb7" fo:background-color="#f7faff" loext:char-shading-value="0"/>
    </style:style>
    <style:style style:name="T28" style:family="text">
      <style:text-properties fo:color="#808080" fo:font-style="italic" fo:background-color="#f7faff" loext:char-shading-value="0"/>
    </style:style>
    <style:style style:name="T29" style:family="text">
      <style:text-properties fo:color="#808080" fo:background-color="#f7faff" loext:char-shading-value="0"/>
    </style:style>
    <style:style style:name="T30" style:family="text">
      <style:text-properties fo:color="#808080" officeooo:rsid="00407eb7" fo:background-color="#f7faff" loext:char-shading-value="0"/>
    </style:style>
    <style:style style:name="T31" style:family="text">
      <style:text-properties officeooo:rsid="0005ac1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224c7" style:font-style-asian="normal" style:font-style-complex="normal"/>
    </style:style>
    <style:style style:name="T34" style:family="text">
      <style:text-properties fo:font-style="normal" officeooo:rsid="0026d6e1" style:font-style-asian="normal" style:font-style-complex="normal"/>
    </style:style>
    <style:style style:name="T35" style:family="text">
      <style:text-properties fo:font-style="normal" officeooo:rsid="003f73f3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56eb34" fo:background-color="#f7faff" loext:char-shading-value="0" style:font-style-asian="normal" style:font-style-complex="normal"/>
    </style:style>
    <style:style style:name="T42" style:family="text">
      <style:text-properties fo:color="#660e7a" fo:font-style="italic" fo:font-weight="bold" fo:background-color="#f7faff" loext:char-shading-value="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3e89eb"/>
    </style:style>
    <style:style style:name="T45" style:family="text">
      <style:text-properties officeooo:rsid="00400c36"/>
    </style:style>
    <style:style style:name="T46" style:family="text">
      <style:text-properties officeooo:rsid="00423563"/>
    </style:style>
    <style:style style:name="T47" style:family="text">
      <style:text-properties officeooo:rsid="004474a4"/>
    </style:style>
    <style:style style:name="T48" style:family="text">
      <style:text-properties officeooo:rsid="00476c84"/>
    </style:style>
    <style:style style:name="T49" style:family="text">
      <style:text-properties officeooo:rsid="004a4295"/>
    </style:style>
    <style:style style:name="T50" style:family="text">
      <style:text-properties officeooo:rsid="004b5af7"/>
    </style:style>
    <style:style style:name="T51" style:family="text">
      <style:text-properties officeooo:rsid="004c7931"/>
    </style:style>
    <style:style style:name="T52" style:family="text">
      <style:text-properties officeooo:rsid="004e8446"/>
    </style:style>
    <style:style style:name="T53" style:family="text">
      <style:text-properties officeooo:rsid="005503ad"/>
    </style:style>
    <style:style style:name="T54" style:family="text">
      <style:text-properties officeooo:rsid="00576dfe"/>
    </style:style>
    <style:style style:name="T55" style:family="text">
      <style:text-properties officeooo:rsid="00598680"/>
    </style:style>
    <style:style style:name="T56" style:family="text">
      <style:text-properties officeooo:rsid="005ff5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Manuel Bailera <text:span text:style-name="T45">(Nota 10)</text:span></text:h>
      <text:p text:style-name="P18">Muy buen ejercicio, y buena presentación</text:p>
      <text:p text:style-name="P18">Te comento algún aspecto</text:p>
      <text:p text:style-name="P18">Muy muy bien controlar que no pueda acceder a jugar.php sin pasar por index.php</text:p>
      <text:p text:style-name="P18"><text:span text:style-name="T33">El fichero index.php no tiene código html (</text:span><text:span text:style-name="T34">Ver </text:span><text:span text:style-name="T33">Fallo 1)</text:span></text:p>
      <text:p text:style-name="P29"><text:span text:style-name="T35">Muy bien comentado, pero tampoco hace falta ser excesivo, por ejemplo al principio de ficheros</text:span><text:span text:style-name="T44"> </text:span><text:span text:style-name="T25">// </text:span></text:p>
      <text:p text:style-name="P20">Compruebo si se ha seleccionado una opción en el menú del inicio</text:p>
      <text:p text:style-name="P37"><text:span text:style-name="T5">if </text:span><text:span text:style-name="T3">(</text:span><text:span text:style-name="T5">isset</text:span><text:span text:style-name="T3">(</text:span><text:span text:style-name="T9">$_POST</text:span><text:span text:style-name="T3">[</text:span><text:span text:style-name="T15">'opcion'</text:span><text:span text:style-name="T3">])) {</text:span></text:p>
      <text:p text:style-name="P42"><text:span text:style-name="T3"><text:s text:c="4"/></text:span><text:span text:style-name="T25">// Si es así, asigno el valor de esa selección a la variable $opción</text:span></text:p>
      <text:p text:style-name="P42"><text:span text:style-name="T29"><text:s text:c="4"/></text:span><text:span text:style-name="T10">$opcion </text:span><text:span text:style-name="T19">= </text:span><text:span text:style-name="T10">$_POST</text:span><text:span text:style-name="T19">[</text:span><text:span text:style-name="T17">'opcion'</text:span><text:span text:style-name="T19">];</text:span></text:p>
      <text:p text:style-name="P37"><text:span text:style-name="T3">} </text:span><text:span text:style-name="T5">else </text:span><text:span text:style-name="T3">{</text:span></text:p>
      <text:p text:style-name="P42"><text:span text:style-name="T3"><text:s text:c="4"/></text:span><text:span text:style-name="T25">// Si no, devuelvo al usuario al inicio</text:span></text:p>
      <text:p text:style-name="P42"><text:span text:style-name="T29"><text:s text:c="4"/></text:span><text:span text:style-name="T20">header</text:span><text:span text:style-name="T19">(</text:span><text:span text:style-name="T17">"location:index.php"</text:span><text:span text:style-name="T19">);</text:span></text:p>
      <text:p text:style-name="P46">}</text:p>
      <text:p text:style-name="P19">El comentario <text:span text:style-name="T21"><text:s/></text:span><text:span text:style-name="T26">Compruebo</text:span><text:span text:style-name="T21"> … </text:span><text:span text:style-name="T32">Lo veo genial, pero los otros están de más en cuanto que el propio código es autoexplicativo y sólo es una instrucción </text:span><text:span text:style-name="T21"><text:s/></text:span></text:p>
      <text:p text:style-name="P6">Me gusta la sección switch-case, pero deberías de intentar no repetir acciones comunes. En este sentido, si hubieras puesto el name del submit del index como <text:span text:style-name="T1">menu, </text:span><text:span text:style-name="T43"><text:s/>entonces en el default podrías <text:s/>haber puesto ir al index, en añadir un case mas llamado </text:span><text:span text:style-name="T1">empezar, </text:span><text:span text:style-name="T43"><text:s/>que básicamente haría lo mismo que </text:span><text:span text:style-name="T1">reiniciar</text:span></text:p>
      <text:p text:style-name="P30"><text:span text:style-name="T6">case </text:span><text:span text:style-name="T16">'Reiniciar':</text:span></text:p>
      <text:p text:style-name="P30"><text:span text:style-name="T6">case </text:span><text:span text:style-name="T16">'Empezar':</text:span></text:p>
      <text:p text:style-name="P45"/>
      <text:p text:style-name="P42"><text:span text:style-name="T3"><text:s text:c="4"/></text:span><text:span text:style-name="T25">// Reinicio (o inicializo, según el caso) los valores de las variables</text:span></text:p>
      <text:p text:style-name="P42"><text:span text:style-name="T29"><text:s text:c="4"/></text:span><text:span text:style-name="T10">$jugada </text:span><text:span text:style-name="T19">= </text:span><text:span text:style-name="T13">0</text:span><text:span text:style-name="T19">; </text:span><text:span text:style-name="T25">// El primer número que sugiere el programa no cuenta, cuenta a partir de que se pulsa "Jugar"</text:span></text:p>
      <text:p text:style-name="P42"><text:span text:style-name="T29"><text:s text:c="4"/></text:span><text:span text:style-name="T10">$intentos </text:span><text:span text:style-name="T19">= </text:span><text:span text:style-name="T10">$opcion</text:span><text:span text:style-name="T19">; </text:span><text:span text:style-name="T25">// 10, 16 o 20 según el caso</text:span></text:p>
      <text:p text:style-name="P44"><text:s text:c="4"/>……...……….</text:p>
      <text:p text:style-name="P42"><text:span text:style-name="T3"><text:s text:c="4"/></text:span><text:span text:style-name="T7">break</text:span><text:span text:style-name="T19">;</text:span></text:p>
      <text:p text:style-name="P15">Ten cuidado en poner un ; después de cada case, debe de ir :</text:p>
      <text:p text:style-name="P7">Sobre las acciones comunes, observa que tanto en mayor como menor repites prácticamente todas las accciones</text:p>
      <text:p text:style-name="P7">En general cuando dentro de un case de un switch tengas más de 5 o 6 líneas, mejor crea una función que haga eso, y así quedará todo más legible</text:p>
      <text:p text:style-name="P31"><text:span text:style-name="T5">case </text:span><text:span text:style-name="T15">'Jugar'</text:span><text:span text:style-name="T3">:</text:span></text:p>
      <text:p text:style-name="P42"><text:span text:style-name="T3"><text:s text:c="4"/></text:span><text:span text:style-name="T10">$jugada </text:span><text:span text:style-name="T19">= </text:span><text:span text:style-name="T10">$_POST</text:span><text:span text:style-name="T19">[</text:span><text:span text:style-name="T17">'jugada'</text:span><text:span text:style-name="T19">]; </text:span><text:span text:style-name="T25">// Número de jugada actual</text:span></text:p>
      <text:p text:style-name="P42"><text:span text:style-name="T29"><text:s text:c="4"/>……//</text:span><text:span text:style-name="T30">Lo básico</text:span></text:p>
      <text:p text:style-name="P49"><text:span text:style-name="T29"><text:s text:c="4"/></text:span><text:span text:style-name="T10">jugar(…</text:span><text:span text:style-name="T11">.)</text:span><text:span text:style-name="T27">;//función que haga todo lo que haces aquí ..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6:25.182497318</dc:date>
    <meta:editing-duration>PT3H9M52S</meta:editing-duration>
    <meta:editing-cycles>9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307" meta:character-count="1807" meta:non-whitespace-character-count="1475"/>
  </office:meta>
</office:document-meta>
</file>